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  <table:table-cell table:number-columns-repeated="12"/>
          <table:table-cell office:value-type="string" calcext:value-type="string">
            <text:p>012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124</text:p>
          </table:table-cell>
          <table:table-cell office:value-type="string" calcext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  <table:table-cell table:number-columns-repeated="12"/>
          <table:table-cell office:value-type="string" calcext:value-type="string">
            <text:p>013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134</text:p>
          </table:table-cell>
          <table:table-cell office:value-type="string" calcext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023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234</text:p>
          </table:table-cell>
          <table:table-cell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01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style-name="ce5"/>
          <table:table-cell office:value-type="string" calcext:value-type="string">
            <text:p>40123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01234</text:p>
          </table:table-cell>
          <table:table-cell table:style-name="ce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12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13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124</text:p>
          </table:table-cell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134</text:p>
          </table:table-cell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234</text:p>
          </table:table-cell>
          <table:table-cell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0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123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01234</text:p>
          </table:table-cell>
          <table:table-cell table:style-name="ce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1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1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2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2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heet3" table:style-name="ta1"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0:08:09.567654657</meta:creation-date>
    <dc:date>2023-06-09T20:55:04.233811178</dc:date>
    <meta:editing-duration>PT15M12S</meta:editing-duration>
    <meta:editing-cycles>1</meta:editing-cycles>
    <meta:document-statistic meta:table-count="3" meta:cell-count="162" meta:object-count="0"/>
    <meta:generator>LibreOffice/7.3.7.2$Linux_X86_64 LibreOffice_project/30$Build-2</meta:generator>
  </office:meta>
</office:document-meta>
</file>